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53cm" svg:stroke-color="#3c4b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2">
      <style:graphic-properties draw:stroke="none" draw:fill="solid" draw:fill-color="#e6e6e6" draw:textarea-horizontal-align="justify" draw:textarea-vertical-align="top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3" style:family="graphic" style:parent-style-name="standard">
      <style:graphic-properties draw:stroke="solid" svg:stroke-width="0.035cm" svg:stroke-color="#3c4b5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color="#000000" draw:shadow-opacity="38%"/>
    </style:style>
    <style:style style:name="gr4" style:family="graphic" style:parent-style-name="standard" style:list-style-name="L2">
      <style:graphic-properties draw:stroke="none" draw:fill="solid" draw:fill-color="#e6e6e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5" style:family="graphic" style:parent-style-name="standard" style:list-style-name="L2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6" style:family="graphic" style:parent-style-name="standard" style:list-style-name="L2">
      <style:graphic-properties draw:stroke="none" draw:fill="solid" draw:fill-color="#cccccc" draw:textarea-horizontal-align="justify" draw:textarea-vertical-align="top" draw:auto-grow-height="false" fo:padding-top="0.13cm" fo:padding-bottom="0.13cm" fo:padding-left="0.25cm" fo:padding-right="0.25cm" fo:wrap-option="wrap" draw:shadow="hidden" draw:shadow-offset-x="0.305cm" draw:shadow-offset-y="0.305cm" draw:shadow-opacity="35%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97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1.97cm" fo:padding-top="0.13cm" fo:padding-bottom="0.13cm" fo:padding-left="0.25cm" fo:padding-right="0.25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Courier" style:font-style-name="Regular" style:font-family-generic="modern" style:font-pitch="fixed" fo:font-size="12pt" style:font-size-asian="18pt" style:font-size-complex="18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style-name="Regular" style:font-family-generic="swiss" style:font-pitch="variable" fo:font-size="14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Arial" style:font-style-name="Regular" style:font-family-generic="swiss" style:font-pitch="variable" fo:font-size="14pt" style:font-size-asian="18pt" style:font-size-complex="18pt"/>
    </style:style>
    <style:style style:name="T1" style:family="text">
      <style:text-properties fo:color="#000000" fo:font-family="Courier" style:font-style-name="Regular" style:font-family-generic="modern" style:font-pitch="fixed" fo:font-size="12pt" style:font-family-asian="'Courier New'" style:font-pitch-asian="variable" style:font-size-asian="18pt" style:font-family-complex="'Courier New'" style:font-pitch-complex="variable" style:font-size-complex="18pt"/>
    </style:style>
    <style:style style:name="T2" style:family="text">
      <style:text-properties fo:color="#000000" style:font-family-asian="'Helvetica LT Std Light'" style:font-pitch-asian="variable" style:font-family-complex="'Helvetica LT Std Light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name="Straight Connector 54" draw:style-name="gr1" draw:text-style-name="P1" draw:layer="layout" svg:x1="5.765cm" svg:y1="2.566cm" svg:x2="5.765cm" svg:y2="3.137cm">
          <text:p/>
        </draw:line>
        <draw:custom-shape draw:name="Rectangle 56" draw:style-name="gr2" draw:text-style-name="P3" draw:layer="layout" svg:width="2.529cm" svg:height="2.832cm" svg:x="4.51cm" svg:y="3.049cm">
          <text:p text:style-name="P2"><text:span text:style-name="T1">lock A</text:span></text:p>
          <draw:enhanced-geometry svg:viewBox="0 0 21600 21600" draw:type="rectangle" draw:enhanced-path="M 0 0 L 21600 0 21600 21600 0 21600 0 0 Z N"/>
        </draw:custom-shape>
        <draw:custom-shape draw:name="Freeform 57" draw:style-name="gr3" draw:text-style-name="P4" draw:layer="layout" svg:width="0.479cm" svg:height="1.628cm" svg:x="5.558cm" svg:y="3.999cm">
          <text:p/>
          <draw:enhanced-geometry svg:viewBox="0 0 523013 1119672" draw:extrusion-allowed="true" draw:glue-points="74524 0 165610 39368 5521 96234 160089 166223 2760 249334 157329 319323 2761 402434 172773 482968 0 551160 104886 586154" draw:type="non-primitive" draw:enhanced-path="M 225598 0 L 501328 75201 16712 183826 484617 317519 8356 476278 476262 609971 8357 768730 523013 922566 0 1052826 317508 1119672 N"/>
        </draw:custom-shape>
        <draw:custom-shape draw:name="Rectangle 58" draw:style-name="gr4" draw:text-style-name="P3" draw:layer="layout" svg:width="2.529cm" svg:height="0.812cm" svg:x="4.51cm" svg:y="1.815cm">
          <text:p text:style-name="P2"><text:span text:style-name="T1">lock B</text:span></text:p>
          <draw:enhanced-geometry svg:viewBox="0 0 21600 21600" draw:type="rectangle" draw:enhanced-path="M 0 0 L 21600 0 21600 21600 0 21600 0 0 Z N"/>
        </draw:custom-shape>
        <draw:line draw:name="Straight Connector 59" draw:style-name="gr1" draw:text-style-name="P1" draw:layer="layout" svg:x1="5.796cm" svg:y1="1.445cm" svg:x2="5.796cm" svg:y2="1.936cm">
          <text:p/>
        </draw:line>
        <draw:line draw:name="Straight Connector 60" draw:style-name="gr1" draw:text-style-name="P1" draw:layer="layout" svg:x1="2.426cm" svg:y1="1.445cm" svg:x2="2.426cm" svg:y2="1.874cm">
          <text:p/>
        </draw:line>
        <draw:line draw:name="Straight Connector 61" draw:style-name="gr1" draw:text-style-name="P1" draw:layer="layout" svg:x1="2.426cm" svg:y1="2.558cm" svg:x2="2.426cm" svg:y2="3.129cm">
          <text:p/>
        </draw:line>
        <draw:custom-shape draw:name="Rectangle 62" draw:style-name="gr5" draw:text-style-name="P3" draw:layer="layout" svg:width="2.529cm" svg:height="0.812cm" svg:x="1.161cm" svg:y="1.815cm">
          <text:p text:style-name="P2"><text:span text:style-name="T1">lock A</text:span></text:p>
          <draw:enhanced-geometry svg:viewBox="0 0 21600 21600" draw:type="rectangle" draw:enhanced-path="M 0 0 L 21600 0 21600 21600 0 21600 0 0 Z N"/>
        </draw:custom-shape>
        <draw:custom-shape draw:name="Rectangle 64" draw:style-name="gr6" draw:text-style-name="P3" draw:layer="layout" svg:width="2.529cm" svg:height="2.832cm" svg:x="1.161cm" svg:y="3.049cm">
          <text:p text:style-name="P2"><text:span text:style-name="T1">lock B</text:span></text:p>
          <draw:enhanced-geometry svg:viewBox="0 0 21600 21600" draw:type="rectangle" draw:enhanced-path="M 0 0 L 21600 0 21600 21600 0 21600 0 0 Z N"/>
        </draw:custom-shape>
        <draw:custom-shape draw:name="Freeform 65" draw:style-name="gr3" draw:text-style-name="P4" draw:layer="layout" svg:width="0.479cm" svg:height="1.628cm" svg:x="2.208cm" svg:y="3.999cm">
          <text:p/>
          <draw:enhanced-geometry svg:viewBox="0 0 523013 1119672" draw:extrusion-allowed="true" draw:glue-points="74524 0 165610 39368 5521 96234 160089 166223 2760 249334 157329 319323 2761 402434 172773 482968 0 551160 104886 586154" draw:type="non-primitive" draw:enhanced-path="M 225598 0 L 501328 75201 16712 183826 484617 317519 8356 476278 476262 609971 8357 768730 523013 922566 0 1052826 317508 1119672 N"/>
        </draw:custom-shape>
        <draw:custom-shape draw:name="Rectangle 69" draw:style-name="gr7" draw:text-style-name="P6" draw:layer="layout" svg:width="2.475cm" svg:height="0.853cm" svg:x="1.219cm" svg:y="0.56cm">
          <text:p text:style-name="P5"><text:span text:style-name="T2">Thread 1</text:span></text:p>
          <draw:enhanced-geometry svg:viewBox="0 0 21600 21600" draw:type="rectangle" draw:enhanced-path="M 0 0 L 21600 0 21600 21600 0 21600 0 0 Z N"/>
        </draw:custom-shape>
        <draw:custom-shape draw:name="Rectangle 70" draw:style-name="gr8" draw:text-style-name="P6" draw:layer="layout" svg:width="2.475cm" svg:height="0.853cm" svg:x="4.539cm" svg:y="0.552cm">
          <text:p text:style-name="P5"><text:span text:style-name="T2">Thread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2" draw:display-name="Dash 2" draw:style="rect" draw:dots1="1" draw:dots1-length="0.052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55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5-28T07:26:08</meta:creation-date>
    <dc:date>2015-05-28T07:34:31</dc:date>
    <meta:editing-duration>PT00H03M45S</meta:editing-duration>
    <meta:editing-cycles>2</meta:editing-cycles>
    <meta:generator>NeoOffice/3.4.1$Unix OpenOffice.org_project/Patch 14</meta:generator>
    <meta:document-statistic meta:object-count="12"/>
  </office:meta>
</office:document-meta>
</file>